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eb5d9" officeooo:paragraph-rsid="000a454b"/>
    </style:style>
    <style:style style:name="P2" style:family="paragraph" style:parent-style-name="Standard">
      <style:text-properties officeooo:rsid="0023e246" officeooo:paragraph-rsid="000a454b"/>
    </style:style>
    <style:style style:name="P3" style:family="paragraph" style:parent-style-name="Standard">
      <style:text-properties officeooo:rsid="0022eb5b" officeooo:paragraph-rsid="000a454b"/>
    </style:style>
    <style:style style:name="P4" style:family="paragraph" style:parent-style-name="Standard">
      <style:text-properties officeooo:rsid="0024af0d" officeooo:paragraph-rsid="000a454b"/>
    </style:style>
    <style:style style:name="P5" style:family="paragraph" style:parent-style-name="Standard">
      <style:text-properties officeooo:rsid="00251ec2" officeooo:paragraph-rsid="000a454b"/>
    </style:style>
    <style:style style:name="P6" style:family="paragraph" style:parent-style-name="Standard">
      <style:text-properties officeooo:rsid="00275dae" officeooo:paragraph-rsid="000a454b"/>
    </style:style>
    <style:style style:name="P7" style:family="paragraph" style:parent-style-name="Standard">
      <style:text-properties officeooo:rsid="002888b5" officeooo:paragraph-rsid="000a454b"/>
    </style:style>
    <style:style style:name="P8" style:family="paragraph" style:parent-style-name="Standard">
      <style:text-properties officeooo:rsid="002946a3" officeooo:paragraph-rsid="000a454b"/>
    </style:style>
    <style:style style:name="P9" style:family="paragraph" style:parent-style-name="Standard">
      <style:text-properties officeooo:rsid="002961a1" officeooo:paragraph-rsid="000a454b"/>
    </style:style>
    <style:style style:name="P10" style:family="paragraph" style:parent-style-name="Standard">
      <style:text-properties officeooo:rsid="001b2787" officeooo:paragraph-rsid="000a454b"/>
    </style:style>
    <style:style style:name="P11" style:family="paragraph" style:parent-style-name="Standard">
      <style:text-properties officeooo:rsid="002a2949" officeooo:paragraph-rsid="000a454b"/>
    </style:style>
    <style:style style:name="P12" style:family="paragraph" style:parent-style-name="Standard">
      <style:text-properties officeooo:rsid="002c531d" officeooo:paragraph-rsid="000a454b"/>
    </style:style>
    <style:style style:name="P13" style:family="paragraph" style:parent-style-name="Standard">
      <style:text-properties officeooo:rsid="002e40ac" officeooo:paragraph-rsid="000a454b"/>
    </style:style>
    <style:style style:name="P14" style:family="paragraph" style:parent-style-name="Standard">
      <style:text-properties officeooo:rsid="002e9352" officeooo:paragraph-rsid="000a454b"/>
    </style:style>
    <style:style style:name="T1" style:family="text">
      <style:text-properties officeooo:rsid="002f8817"/>
    </style:style>
    <style:style style:name="T2" style:family="text">
      <style:text-properties officeooo:rsid="00275dae"/>
    </style:style>
    <style:style style:name="T3" style:family="text">
      <style:text-properties officeooo:rsid="00251ec2"/>
    </style:style>
    <style:style style:name="T4" style:family="text">
      <style:text-properties officeooo:rsid="00fe74f5"/>
    </style:style>
    <style:style style:name="T5" style:family="text">
      <style:text-properties officeooo:rsid="001bb3fa"/>
    </style:style>
    <style:style style:name="T6" style:family="text">
      <style:text-properties officeooo:rsid="02f44b3f"/>
    </style:style>
    <style:style style:name="T7" style:family="text">
      <style:text-properties officeooo:rsid="00df9ba6"/>
    </style:style>
    <style:style style:name="T8" style:family="text">
      <style:text-properties officeooo:rsid="002946a3"/>
    </style:style>
    <style:style style:name="T9" style:family="text">
      <style:text-properties officeooo:rsid="00ff94d3"/>
    </style:style>
    <style:style style:name="T10" style:family="text">
      <style:text-properties officeooo:rsid="00e0d407"/>
    </style:style>
    <style:style style:name="T11" style:family="text">
      <style:text-properties officeooo:rsid="002c531d"/>
    </style:style>
    <style:style style:name="T12" style:family="text">
      <style:text-properties officeooo:rsid="002b4c65"/>
    </style:style>
    <style:style style:name="T13" style:family="text">
      <style:text-properties officeooo:rsid="002e40ac"/>
    </style:style>
    <style:style style:name="T14" style:family="text">
      <style:text-properties officeooo:rsid="002e93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В клубной списке фильмов на июль <text:s/>стояли «Сыновья Большой Медведицы» и мы с Чепой договорились сходить, потому что знали — это <text:s/>про индейцев и там играет Гойко Митич. </text:p>
      <text:p text:style-name="P4">Конечно, в списке таких подробностей не сообщалось, но фильмы-то в Клуб КПВРЗ попадали месяц, а то и два спустя после показа их в кинотеатре Мир, или кинотеатре имени Воронцова, что на Площади Конотопских Дивизий.</text:p>
      <text:p text:style-name="P4">Вот только в Мире билет стоит пятьдесят копеек, а у Воронцова тридцать пять, тогда как в Клубе всего двадцать.</text:p>
      <text:p text:style-name="P4">В тот <text:span text:style-name="T2">воскресный </text:span>день мы втроём — Куба, Чепа и я — сгоняли на Кандыбино на велосипедах.</text:p>
      <text:p text:style-name="P4">Мы плавали, <text:s/><text:span text:style-name="T3">стоя по грудь в воде, </text:span>попарно сцепля<text:span text:style-name="T3">ли</text:span> кисти <text:span text:style-name="T3">рук </text:span>в зам<text:span text:style-name="T3">ó</text:span>к, чтоб третий, взобравшись на <text:span text:style-name="T3">сцепку, подпрыгнул бы как с пружинного трамплина; </text:span>играли в «пятнашки», хотя в нырянии <text:span text:style-name="T4">за </text:span><text:s/>Кубой не <text:span text:style-name="T4">угнаться. </text:span></text:p>
      <text:p text:style-name="P5">Потом они затерялись где-то в толпе купающихся.</text:p>
      <text:p text:style-name="P5">Я поискал <text:span text:style-name="T4">друзей</text:span> среди визгов и всплесков, но не нашёл. Переплыл на другой край озера у дамбы рыбных озёр. </text:p>
      <text:p text:style-name="P5">Там пара пацанов удили рыбу, выжидая удобный момент <text:s/>закинуть удочки в зеркально карповый рай по ту сторону дамбы. </text:p>
      <text:p text:style-name="P5">Я поплыл обратно, чтоб не распугивать рыбу, которая водилась и с этой стороны. Ещё раз прочесал толпу в воде — безрезультатно, и решил выходить на берег.</text:p>
      <text:p text:style-name="P5">Когда я добрёл до песка пляжа весь в пупырышках гусиной кожи, они прибежали от смородиновых кустов с почти сухими уже волосами.</text:p>
      <text:p text:style-name="P5">- Ты где был? Мы уже опять заходим — погнали!</text:p>
      <text:p text:style-name="P5">- Да вы <text:span text:style-name="T5">шо</text:span>? Я токо-токо вылажу!</text:p>
      <text:p text:style-name="P5">- <text:span text:style-name="T5">Ну, так шо</text:span>? Пошли!</text:p>
      <text:p text:style-name="P5">- А! Погнали наши городских!</text:p>
      <text:p text:style-name="P5">И мы втроём, взбивая ногами пенные всплески, побежали на глубину — нырять, вопить и брызгаться.</text:p>
      <text:p text:style-name="P5">Лето, оно тем и лето, что лето...</text:p>
      <text:p text:style-name="P5"/>
      <text:p text:style-name="P5">Куба в кино не захотел — он уже видел, и Чепа передумал, но меня это не остановило и я решил взять у мамы двадцать копеек и пойти в Клуб на шестичасовой сеанс.</text:p>
      <text:p text:style-name="P6">Баба Катя сказала, что родители и брат с сестрой куда-то ушли пару часов назад. Ну, ладно, до кино в Клубе ещё целых три часа — <text:span text:style-name="T6">успеют </text:span>вернутся.</text:p>
      <text:p text:style-name="P6">На исходе третьего часа меня охватило непобедимое беспокойство. </text:p>
      <text:p text:style-name="P6">Где же они, где?</text:p>
      <text:p text:style-name="P6">Я ещё раз спросил об этом, но уже у тёти Люды, на что она с полным безразличием и какой-то даже злостью ответила:</text:p>
      <text:p text:style-name="P6">- Я б и тебя не видела.</text:p>
      <text:p text:style-name="P6">Когда дядя Толик уезжал на рыбалку она всегда становилась такая.</text:p>
      <text:p text:style-name="P6">Прошло ещё два часа, я бы мог отправиться в Парк посмотреть фильм с дерева, но уже не хотел никакого кино. </text:p>
      <text:p text:style-name="P6">Меня придавило чувство неотвратимой и даже уже свершившейся катастрофы. </text:p>
      <text:p text:style-name="P7">Мерещился вылетевший на тротуар грузовик, сирена скорой. </text:p>
      <text:p text:style-name="P7">Ясно одно — у меня больше нет ни родителей, ни брата с сестрой. </text:p>
      <text:p text:style-name="P7">Спустились сумерки, приехал дядя Толик с рыбалки и зашёл в хату, а я так и сидел на траве рядом с Жулькой, раздавленный своим горем и одиночеством.</text:p>
      <text:p text:style-name="P7">И уже совсем поздно звякнула клямка калитки, раздался весёлый голос мамы, Сашка с Наташкой забежали во двор. Я бросился навстречу, раздираемый радостью и обидой:</text:p>
      <text:p text:style-name="P7">- Ну, где же вы были?</text:p>
      <text:p text:style-name="P7">- У дяди Вади. А ты что такой?</text:p>
      <text:p text:style-name="P7"><text:soft-page-break/>Взрыднув, я начал сбивчиво бормотать про сыновей медведицы и двадцать копеек, потому что не мог объяснить, что прожил целых полдня после потери <text:span text:style-name="T7">всех своих</text:span> родных и близких, <text:span text:style-name="T8">не зная как жить дальше без семьи.</text:span></text:p>
      <text:p text:style-name="P7">- <text:span text:style-name="T8">Ну, взял бы деньги у тёти Люды.</text:span></text:p>
      <text:p text:style-name="P7">- <text:span text:style-name="T8">Да? <text:s/>Я у неё спросил где вы, так она сказала «глаза бы мои на тебя не смотрели».</text:span></text:p>
      <text:p text:style-name="P7">- <text:span text:style-name="T8">Что? А ну, идём в хату.</text:span></text:p>
      <text:p text:style-name="P8">И дома она скандалила с сестрой, а тётя Люда говорила, что это брехня и она только сказала,что и меня не видела бы, если б не подошёл. </text:p>
      <text:p text:style-name="P8">Но я упрямо повторял свою брехню, мама и тётя Люда кричали всё громче, баба Катя пыталась их уговорить, что стыдно так перед людьми — уже и на улицу слышно; Саша, Наташа, Ирочка и Валерик с испуганными глазами толпились в дверях комнаты, а папа и дядя Толик молча сидели перед телевизором.</text:p>
      <text:p text:style-name="P8">Так я совершил вторую подлость в своей жизни — солгал, возвёл напраслину на невинную тётку. </text:p>
      <text:p text:style-name="P9">Хотя её ответ мне я понял именно так, как перед<text:span text:style-name="T6">ав</text:span>ал потом маме, но <text:span text:style-name="T6">ведь </text:span>после тёткиного истолкования мог бы и признаться, что <text:span text:style-name="T9">да, это было сказано</text:span> именно такими словами, однако, не стал.</text:p>
      <text:p text:style-name="P10"/>
      <text:p text:style-name="P9">После <text:span text:style-name="T10">скандала в хате</text:span> я чувствовал себя виноватым перед тётей Людой <text:span text:style-name="T10">с</text:span> её детьми, и перед мамой, что обманул, и перед всеми за то, что я такой рохля и плаксун — расхныкался: <text:span text:style-name="T6">ах,</text:span>папа-мама не дома! <text:span text:style-name="T6">И</text:span> всё это стало как бы началом постепенного и неприметного процесса отчуждения и превращения в «отрезанный ломоть» по выражению папы. </text:p>
      <text:p text:style-name="P9">Я начинал жить своей жизнью, хотя, конечно, ничего такого не осознавал, а просто жил.</text:p>
      <text:p text:style-name="P11"><text:span text:style-name="T10">М</text:span>ама с тётей Людой помирились, потому что тётя Люда показала маме как правильно поётся <text:span text:style-name="T10">модная песня </text:span>«Всюди буйно квiтнє черемшина» и приносила с работы продукты, которые <text:span text:style-name="T11">нигде</text:span> не купишь — ими торгуют из-под прилавка <text:span text:style-name="T11">только </text:span>для своих. </text:p>
      <text:p text:style-name="P11"><text:span text:style-name="T10">О</text:span>на так смешно рассказывала про обеденные перерывы <text:span text:style-name="T11">в их в</text:span> магазине, когда все продавщицы собираются в бытовке кушать и хвастаются друг перед дружкой <text:span text:style-name="T11">кто</text:span> что вкусненького <text:span text:style-name="T11">из дому принёс</text:span>, а когда в кабинете заведующей <text:span text:style-name="T9">за</text:span>звонит телефон и <text:span text:style-name="T9">по</text:span>просят позвать какую-то из продавщиц, то к её возвращению от её вкусненького остаётся меньше половины — все<text:span text:style-name="T11">м же ж охота</text:span> попробова<text:span text:style-name="T11">ть</text:span>. </text:p>
      <text:p text:style-name="P11">Но одна, <text:span text:style-name="T9">ух</text:span> хитр<text:span text:style-name="T9">ющая</text:span>! Заведующая ей крикнет «к телефону!», так <text:span text:style-name="T11">эта зараза</text:span> делает «хыррк!» <text:span text:style-name="T12">и в свою банку с обедом — тьфу! — и только потом отправляется к заведующей в кабинет, конечно ж, никто не притронется.</text:span></text:p>
      <text:p text:style-name="P11"/>
      <text:p text:style-name="P12">Мама тоже пошла работать в торговлю и устроилась кассиром в большой гастроном недалеко от Вокзала, но через два месяца там у неё случилась крупная недостача. </text:p>
      <text:p text:style-name="P12">Мама очень переживала и говорила, что не могла так ошибиться, наверное, кто-то из своих выбил чек на большую сумму, когда она вышла в туалет, забыв запереть кассовый аппарат. Пришлось продать папино пальто из чистой кожи, которое он покупал ещё <text:span text:style-name="T13">в свою бытность</text:span> на Объекте.</text:p>
      <text:p text:style-name="P12">С тех пор мама трудилась в торговых точках <text:span text:style-name="T13">где нет подозрительного коллектива, а только ты сама — в ларьках городского Парка напротив площади Мира, где продают сухое вино, конфеты, печенье <text:s/>и бочковое пиво.</text:span></text:p>
      <text:p text:style-name="P12"/>
      <text:p text:style-name="P13">В конце лета <text:span text:style-name="T6">в хате</text:span> снова был скандал, но уже не между сёстрами, а между мужем и женой.</text:p>
      <text:p text:style-name="P13">Дядя Толик поехал в лес и привёз оттуда грибы завёрнутые в газету. <text:s/></text:p>
      <text:p text:style-name="P13">Не очень много, но на суп хватит, а чтоб не растерять грибы в дороге, он обвязал пакет и сунул в сумку, которую и повесил на руль мотоцикла. <text:span text:style-name="T14">Но дома вместо похвалы ему достался нагоняй от тёти Люды, когда та увидала, что газетный пакет обвязан бретелькой от женского лифчика. </text:span></text:p>
      <text:p text:style-name="P14">И сколько дядя Толик ни твердил, что подобрал эту «паварозку» в лесу, тётя Люда всё громче <text:soft-page-break/>и громче кричала, чтоб ей показали такой лес где под кустами лифчики валяются и что не надо дуру из неё делать, потому что она не вчера родилась. </text:p>
      <text:p text:style-name="P14">Баба Катя уже не пыталась никого успокоить и лишь молча смотрела на спорящих грустными глазами.</text:p>
      <text:p text:style-name="P14">Так я узнал это слово — «бретелька».</text:p>
      <text:p text:style-name="P14">Больше дядя Толик за грибами не ездил. </text:p>
      <text:p text:style-name="P14">Тётя Люда хотела даже запретить его рыбалки, но тут уже и он начал повышать голос и тогда был найден компромисс — пускай ездит, но и меня берёт с собой.</text:p>
      <text:p text:style-name="P1">И следующие два-три года, с весны до осени, по выходным, с парой удочек и спиннингом примотанными к багажнику его «<text:span text:style-name="T10">я</text:span>вы», мы отправлялись в путь. </text:p>
      <text:p text:style-name="P1">Чаще всего на реку Сейм, иногда на далёкую Десну, но в таком случае выезжать надо затемно, <text:span text:style-name="T1">потому что туда ехать километров семьдесят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5:32:27.592079048</meta:creation-date>
    <dc:date>2017-03-01T15:32:34.714127048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57" meta:word-count="1193" meta:character-count="7009" meta:non-whitespace-character-count="5825"/>
    <meta:generator>LibreOffice/4.3.3.2$Linux_x86 LibreOffice_project/430m0$Build-2</meta:generator>
  </office:meta>
</office:document-meta>
</file>